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omente_20_título-title" style:list-style-name="L1">
      <style:graphic-properties draw:stroke="none" svg:stroke-width="0cm" draw:fill="solid" draw:fill-color="#2a6099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omente_20_título-notes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oment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solid" draw:fill-color="#2a6099"/>
      <style:paragraph-properties fo:margin-top="0cm" fo:margin-bottom="0cm" fo:line-height="100%" fo:text-align="start" style:punctuation-wrap="hanging" style:writing-mode="lr-tb" style:font-independent-line-spacing="true"/>
      <style:text-properties fo:font-size="44pt" fo:hyphenate="false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pt" fo:country="BR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Muito alegre eu te pedi o que era meu. Partir, um sonho tão no" draw:style-name="dp1" draw:master-page-name="Somente_20_título" presentation:presentation-page-layout-name="AL1T19">
        <draw:frame draw:name="Título 1" presentation:style-name="pr1" draw:text-style-name="P2" draw:layer="layout" svg:width="25.399cm" svg:height="19.049cm" svg:x="0cm" svg:y="0cm" presentation:class="title" presentation:user-transformed="true">
          <draw:text-box>
            <text:p text:style-name="P1"><text:span text:style-name="T1"><text:line-break/></text:span><text:span text:style-name="T1">Muito alegre eu te pedi o que era meu. Partir, um sonho tão normal. Dissipei meus bens, o coração também. No fim, meu mundo era irreal.</text:span><text:span text:style-name="T1"><text:line-break/></text:span><text:span text:style-name="T1">CONFIEI NO TEU AMOR E VOLTEI, SIM AQUI É MEU LUGAR. EU GASTEI TEUS BENS, Ó PAI, E TE DOU ESTE PRANTO EM MINHAS MÃOS.</text:span><text:span text:style-name="T1"><text:line-break/></text:span><text:span text:style-name="T1">Mil amigos conheci, disseram adeus caiu a solidão em mim. Um patrão cruel levou-me a refletir: Meu Pai não trata um servo assim.</text:span><text:span text:style-name="T1"><text:line-break/></text:span><text:span text:style-name="T1">REFRAO</text:span><text:span text:style-name="T2"><text:line-break/></text:span><text:span text:style-name="T2"/></text:p>
          </draw:text-box>
        </draw:frame>
        <presentation:notes draw:style-name="dp2">
          <draw:page-thumbnail draw:name="Espaço Reservado para Imagem de Slide 1" draw:style-name="gr1" draw:layer="layout" svg:width="12.699cm" svg:height="9.524cm" svg:x="3.175cm" svg:y="1.905cm" draw:page-number="1" presentation:class="page"/>
          <draw:frame draw:name="Espaço Reservado para Anotações 2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3"><text:s text:c="2"/></text:span><text:span text:style-name="T3">D <text:s text:c="7"/>D <text:s text:c="21"/>D <text:s text:c="11"/>D</text:span></text:p>
              <text:p text:style-name="P3"><text:span text:style-name="T3">Muito alegre eu te pedi o que era meu.</text:span></text:p>
              <text:p text:style-name="P3"><text:span text:style-name="T3"><text:s text:c="6"/></text:span><text:span text:style-name="T3">G <text:s text:c="5"/>Em <text:s text:c="17"/>A <text:s text:c="3"/>A</text:span></text:p>
              <text:p text:style-name="P3"><text:span text:style-name="T3">Partir, um sonho tão normal.</text:span></text:p>
              <text:p text:style-name="P3"><text:span text:style-name="T3"><text:s text:c="2"/></text:span><text:span text:style-name="T3">D <text:s text:c="5"/>D <text:s text:c="25"/>D <text:s text:c="9"/>D</text:span></text:p>
              <text:p text:style-name="P3"><text:span text:style-name="T3">Dissipei meus bens, o coração também.</text:span></text:p>
              <text:p text:style-name="P3"><text:span text:style-name="T3"><text:s text:c="6"/></text:span><text:span text:style-name="T3">G <text:s text:c="12"/>A <text:s text:c="15"/>D <text:s text:c="3"/>D</text:span></text:p>
              <text:p text:style-name="P3"><text:span text:style-name="T3">No fim, meu mundo era irreal.</text:span></text:p>
              <text:p text:style-name="P3"><text:span text:style-name="T3"><text:s/></text:span><text:span text:style-name="T3">REFRAO </text:span></text:p>
              <text:p text:style-name="P3"><text:span text:style-name="T3"><text:s/></text:span><text:span text:style-name="T4">G <text:s text:c="4"/>G <text:s text:c="19"/>D <text:s text:c="10"/>Bm</text:span></text:p>
              <text:p text:style-name="P3"><text:span text:style-name="T4">CONFIEI NO TEU AMOR E VOLTEI,</text:span></text:p>
              <text:p text:style-name="P3"><text:span text:style-name="T4"><text:s/></text:span><text:span text:style-name="T4">Em <text:s text:c="5"/>A <text:s text:c="17"/>D <text:s text:c="3"/>D</text:span></text:p>
              <text:p text:style-name="P3"><text:span text:style-name="T4">SIM AQUI É MEU LUGAR. <text:s text:c="32"/></text:span></text:p>
              <text:p text:style-name="P3"><text:span text:style-name="T4"><text:s/></text:span><text:span text:style-name="T4">G <text:s text:c="8"/>G <text:s text:c="25"/>D <text:s text:c="11"/>Bm</text:span></text:p>
              <text:p text:style-name="P3"><text:span text:style-name="T4">EU GASTEI TEUS BENS, Ó PAI, E TE DOU</text:span></text:p>
              <text:p text:style-name="P3"><text:span text:style-name="T4">Em <text:s text:c="6"/>A <text:s text:c="27"/>D <text:s text:c="5"/>D</text:span></text:p>
              <text:p text:style-name="P3"><text:span text:style-name="T4">ESTE PRANTO EM MINHAS MÃOS.</text:span></text:p>
              <text:p text:style-name="P3"><text:span text:style-name="T3"><text:s text:c="2"/></text:span><text:span text:style-name="T3">D <text:s text:c="7"/>D <text:s text:c="17"/>D <text:s text:c="21"/>D</text:span></text:p>
              <text:p text:style-name="P3"><text:span text:style-name="T3">Mil amigos conheci, disseram adeus</text:span></text:p>
              <text:p text:style-name="P3"><text:span text:style-name="T3"><text:s text:c="3"/></text:span><text:span text:style-name="T3">G <text:s text:c="5"/>Em <text:s text:c="11"/>A <text:s text:c="4"/>A</text:span></text:p>
              <text:p text:style-name="P3"><text:span text:style-name="T3">caiu a solidão em mim.</text:span></text:p>
              <text:p text:style-name="P3"><text:span text:style-name="T3">D <text:s text:c="11"/>D <text:s text:c="17"/>D <text:s text:c="10"/>D</text:span></text:p>
              <text:p text:style-name="P3"><text:span text:style-name="T3">Um patrão cruel levou-me a refletir:</text:span></text:p>
              <text:p text:style-name="P3"><text:span text:style-name="T3"><text:s text:c="11"/></text:span><text:span text:style-name="T3">G <text:s text:c="11"/>A <text:s text:c="26"/>D <text:s text:c="3"/>D</text:span></text:p>
              <text:p text:style-name="P3"><text:span text:style-name="T3">Meu Pai não trata um servo assim.</text:span></text:p>
              <text:p text:style-name="P3"><text:span text:style-name="T3">REFRAO</text:span></text:p>
              <text:p text:style-name="P3"><text:span text:style-name="T3"/></text:p>
              <text:p text:style-name="P3"><text:span text:style-name="T3"><text:s text:c="2"/></text:span><text:span text:style-name="T3">D <text:s text:c="11"/>D <text:s text:c="16"/>D <text:s text:c="20"/>D</text:span></text:p>
              <text:p text:style-name="P3"><text:span text:style-name="T3">Nem deixaste-me falar da ingratidão</text:span></text:p>
              <text:p text:style-name="P3"><text:span text:style-name="T3"><text:s text:c="7"/></text:span><text:span text:style-name="T3">G <text:s text:c="10"/>Em <text:s text:c="22"/>A <text:s/>A</text:span></text:p>
              <text:p text:style-name="P3"><text:span text:style-name="T3">morreu, no abraço, o mal que eu fiz.</text:span></text:p>
              <text:p text:style-name="P3"><text:span text:style-name="T3"><text:s text:c="2"/></text:span><text:span text:style-name="T3">D <text:s text:c="10"/>D <text:s text:c="8"/>D <text:s text:c="12"/>D</text:span></text:p>
              <text:p text:style-name="P3"><text:span text:style-name="T3">Festa, o anel, sandálias nos pes</text:span></text:p>
              <text:p text:style-name="P3"><text:span text:style-name="T3"><text:s text:c="5"/></text:span><text:span text:style-name="T3">G <text:s text:c="6"/>A <text:s text:c="11"/>D <text:s/>D</text:span></text:p>
              <text:p text:style-name="P3"><text:span text:style-name="T3">voltei a vida, sou feliz.</text:span><text:span text:style-name="T3"><text:line-break/></text:span><text:span text:style-name="T4"> REFRAO </text:span><text:span text:style-name="T3"><text:line-break/></text:span><text:span text:style-name="T3"> </text:span></text:p>
            </draw:text-box>
          </draw:frame>
          <draw:frame draw:name="Espaço Reservado para Número de Slide 3" presentation:style-name="pr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5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omente_20_título-background" style:display-name="Somente título-background" style:family="presentation">
      <style:graphic-properties draw:stroke="none" draw:fill="solid" draw:fill-color="#000000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oment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oment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omente_20_título" style:display-name="Somente título" style:page-layout-name="PM1" draw:style-name="Mdp1">
      <draw:frame draw:name="Título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Espaço Reservado para Rodapé 3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presentation:footer/></text:p>
        </draw:text-box>
      </draw:frame>
      <draw:frame draw:name="Espaço Reservado para Número de Slide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omente_20_título-title" draw:layer="backgroundobjects" svg:width="19.798cm" svg:height="11.136cm" svg:x="0.6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ESTE PRANTO EM MINHAS MÃO   Tom: D     D   Muito alegre eu te pedi o que era meu.       G          Em                      A Partir, um sonho tão normal.   D     Dissipei meus bens, o coração também.       G                 A                    D    No fim, meu mundo era irreal.   G                           D           Bm Confiei no teu amor e voltei,  Em      A                  D   sim aqui é meu lugar.                                   G                                      D            Bm       REFRAO Eu gastei teus bens, ó Pai, e Te dou Em     A                                D este pranto em minhas mãos.                                                             OFERTORIO     D   Mil amigos conheci, disseram adeus    G      Em                 A caiu a solidão em mim. D     Um patrão cruel levou-me a refletir:            G            A                         D    Meu Pai não trata um servo assim.     D      Nem deixaste-me falar da ingratidão         G              Em                              A morreu, no abraço, o mal que eu fiz.   D    Festa,roupa nova, o anel, sandálias nos pes      G       A                  D voltei a vida, sou feliz.   </dc:title>
    <meta:initial-creator>Usuário do Windows</meta:initial-creator>
    <meta:editing-cycles>11</meta:editing-cycles>
    <meta:creation-date>2015-03-15T00:47:46</meta:creation-date>
    <dc:date>2024-05-13T12:14:32.836722043</dc:date>
    <meta:editing-duration>PT34M14S</meta:editing-duration>
    <meta:generator>LibreOffice/7.3.7.2$Linux_X86_64 LibreOffice_project/30$Build-2</meta:generator>
    <meta:document-statistic meta:object-count="25"/>
    <meta:user-defined meta:name="AppVersion">12.0000</meta:user-defined>
    <meta:user-defined meta:name="Notes" meta:value-type="float">1</meta:user-defined>
    <meta:user-defined meta:name="PresentationFormat">Apresentação na tela (4:3)</meta:user-defined>
    <meta:user-defined meta:name="Slides" meta:value-type="float">1</meta:user-defined>
  </office:meta>
</office:document-meta>
</file>